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28BD76F8.png" manifest:media-type="image/png"/>
  <manifest:file-entry manifest:full-path="Pictures/100002010000032C000002647A89C05E.png" manifest:media-type="image/png"/>
  <manifest:file-entry manifest:full-path="Pictures/10000201000001CB000001906AB3E0D6.png" manifest:media-type="image/png"/>
  <manifest:file-entry manifest:full-path="Pictures/10000201000001CB0000019033AD6B1C.png" manifest:media-type="image/png"/>
  <manifest:file-entry manifest:full-path="Pictures/10000201000001CB00000190B27C099A.png" manifest:media-type="image/png"/>
  <manifest:file-entry manifest:full-path="Pictures/10000201000001CB000001900A3CEA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657cm" svg:height="10.159cm" svg:x="1.551cm" svg:y="0.763cm">
          <draw:image xlink:href="Pictures/10000201000001CB000001900A3CEAD1.png" xlink:type="simple" xlink:show="embed" xlink:actuate="onLoad">
            <text:p/>
          </draw:image>
        </draw:frame>
        <draw:frame draw:style-name="gr1" draw:text-style-name="P1" draw:layer="layout" svg:width="11.657cm" svg:height="10.159cm" svg:x="15.748cm" svg:y="0.509cm">
          <draw:image xlink:href="Pictures/10000201000001CB00000190B27C099A.png" xlink:type="simple" xlink:show="embed" xlink:actuate="onLoad">
            <text:p/>
          </draw:image>
        </draw:frame>
        <draw:frame draw:style-name="gr1" draw:text-style-name="P1" draw:layer="layout" svg:width="11.657cm" svg:height="10.159cm" svg:x="0.789cm" svg:y="10.414cm">
          <draw:image xlink:href="Pictures/10000201000001CB0000019033AD6B1C.png" xlink:type="simple" xlink:show="embed" xlink:actuate="onLoad">
            <text:p/>
          </draw:image>
        </draw:frame>
        <draw:frame draw:style-name="gr1" draw:text-style-name="P1" draw:layer="layout" svg:width="11.657cm" svg:height="10.159cm" svg:x="15.775cm" svg:y="10.415cm">
          <draw:image xlink:href="Pictures/10000201000001CB000001906AB3E0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455cm" svg:height="11.672cm" svg:x="13.716cm" svg:y="4.076cm">
          <draw:image xlink:href="Pictures/100002010000032C000002647A89C05E.png" xlink:type="simple" xlink:show="embed" xlink:actuate="onLoad">
            <text:p/>
          </draw:image>
        </draw:frame>
        <draw:frame draw:style-name="gr1" draw:text-style-name="P1" draw:layer="layout" svg:width="14.247cm" svg:height="10.402cm" svg:x="0.231cm" svg:y="4.584cm">
          <draw:image xlink:href="Pictures/100002010000032C0000026428BD76F8.png" xlink:type="simple" xlink:show="embed" xlink:actuate="onLoad">
            <text:p/>
          </draw:image>
        </draw:frame>
        <draw:frame draw:style-name="gr3" draw:layer="layout" svg:width="11.564cm" svg:height="0.962cm" svg:x="14.986cm" svg:y="3.81cm">
          <draw:text-box>
            <text:p>Mean excitatory and inhibitory currents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5:22:41.710803356</meta:creation-date>
    <dc:date>2015-08-21T20:40:15.694159360</dc:date>
    <meta:editing-duration>PT5H14M8S</meta:editing-duration>
    <meta:editing-cycles>4</meta:editing-cycles>
    <meta:generator>LibreOffice/4.2.8.2$Linux_X86_64 LibreOffice_project/420m0$Build-2</meta:generator>
    <meta:document-statistic meta:object-count="32"/>
  </office:meta>
</office:document-meta>
</file>